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E0000001E0120C30813F677339.png" manifest:media-type="image/png"/>
  <manifest:file-entry manifest:full-path="Pictures/1000020100000AE200000BB8B8584A8C89E1E6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6.999cm" style:rel-column-width="24140*"/>
    </style:style>
    <style:style style:name="Tableau3.B" style:family="table-column">
      <style:table-column-properties style:column-width="2cm" style:rel-column-width="6899*"/>
    </style:style>
    <style:style style:name="Tableau3.G" style:family="table-column">
      <style:table-column-properties style:column-width="2cm" style:rel-column-width="6900*"/>
    </style:style>
    <style:style style:name="Tableau3.A1" style:family="table-cell">
      <style:table-cell-properties style:vertical-align="middle" fo:padding="0.097cm" fo:border="none"/>
    </style:style>
    <style:style style:name="Tableau3.E1" style:family="table-cell">
      <style:table-cell-properties fo:padding="0.097cm" fo:border="none"/>
    </style:style>
    <style:style style:name="Tableau3.B2" style:family="table-cell">
      <style:table-cell-properties fo:padding="0.097cm" fo:border="none"/>
    </style:style>
    <style:style style:name="Tableau3.C2" style:family="table-cell">
      <style:table-cell-properties fo:padding="0.097cm" fo:border="none"/>
    </style:style>
    <style:style style:name="Tableau3.D2" style:family="table-cell">
      <style:table-cell-properties fo:padding="0.097cm" fo:border="none"/>
    </style:style>
    <style:style style:name="Tableau3.E2" style:family="table-cell">
      <style:table-cell-properties fo:padding="0.097cm" fo:border="none"/>
    </style:style>
    <style:style style:name="Tableau3.F2" style:family="table-cell">
      <style:table-cell-properties fo:padding="0.097cm" fo:border="none"/>
    </style:style>
    <style:style style:name="Tableau3.G2" style:family="table-cell">
      <style:table-cell-properties fo:padding="0.097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6.999cm" style:rel-column-width="24140*"/>
    </style:style>
    <style:style style:name="Tableau1.B" style:family="table-column">
      <style:table-column-properties style:column-width="2cm" style:rel-column-width="6899*"/>
    </style:style>
    <style:style style:name="Tableau1.G" style:family="table-column">
      <style:table-column-properties style:column-width="2cm" style:rel-column-width="6900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6.999cm" style:rel-column-width="24140*"/>
    </style:style>
    <style:style style:name="Tableau2.B" style:family="table-column">
      <style:table-column-properties style:column-width="2cm" style:rel-column-width="6899*"/>
    </style:style>
    <style:style style:name="Tableau2.G" style:family="table-column">
      <style:table-column-properties style:column-width="2cm" style:rel-column-width="6900*"/>
    </style:style>
    <style:style style:name="Tableau2.1" style:family="table-row">
      <style:table-row-properties style:min-row-height="0.699cm"/>
    </style:style>
    <style:style style:name="Tableau2.A1" style:family="table-cell">
      <style:table-cell-properties style:vertical-align="middle" fo:padding="0.097cm" fo:border="none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6.999cm" style:rel-column-width="24140*"/>
    </style:style>
    <style:style style:name="Tableau4.B" style:family="table-column">
      <style:table-column-properties style:column-width="2cm" style:rel-column-width="6899*"/>
    </style:style>
    <style:style style:name="Tableau4.G" style:family="table-column">
      <style:table-column-properties style:column-width="2cm" style:rel-column-width="6900*"/>
    </style:style>
    <style:style style:name="Tableau4.A1" style:family="table-cell">
      <style:table-cell-properties style:vertical-align="middle" fo:padding="0.097cm" fo:border="none"/>
    </style:style>
    <style:style style:name="Tableau4.E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C2" style:family="table-cell">
      <style:table-cell-properties fo:padding="0.097cm" fo:border="none"/>
    </style:style>
    <style:style style:name="Tableau4.D2" style:family="table-cell">
      <style:table-cell-properties fo:padding="0.097cm" fo:border="none"/>
    </style:style>
    <style:style style:name="Tableau4.E2" style:family="table-cell">
      <style:table-cell-properties fo:padding="0.097cm" fo:border="none"/>
    </style:style>
    <style:style style:name="Tableau4.F2" style:family="table-cell">
      <style:table-cell-properties fo:padding="0.097cm" fo:border="none"/>
    </style:style>
    <style:style style:name="Tableau4.G2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dce9c1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Open Sans" officeooo:rsid="00db62ad" officeooo:paragraph-rsid="00409218"/>
    </style:style>
    <style:style style:name="P6" style:family="paragraph" style:parent-style-name="Standard">
      <style:paragraph-properties fo:text-align="center" style:justify-single-word="false"/>
      <style:text-properties style:font-name="Open Sans" fo:font-size="10pt" fo:font-style="italic" officeooo:rsid="00b67297" officeooo:paragraph-rsid="00b67297" fo:background-color="transparent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Open Sans" fo:font-size="4pt" officeooo:rsid="01159e59" officeooo:paragraph-rsid="00409218" style:font-size-asian="3.5pt" style:font-size-complex="4pt"/>
    </style:style>
    <style:style style:name="P8" style:family="paragraph" style:parent-style-name="Standard">
      <style:text-properties officeooo:paragraph-rsid="00dce9c1"/>
    </style:style>
    <style:style style:name="P9" style:family="paragraph" style:parent-style-name="Standard">
      <style:paragraph-properties fo:text-align="center" style:justify-single-word="false"/>
      <style:text-properties fo:font-style="italic" officeooo:rsid="00b054d5" officeooo:paragraph-rsid="00b054d5" fo:background-color="transparent" style:font-style-asian="italic" style:font-style-complex="italic"/>
    </style:style>
    <style:style style:name="P10" style:family="paragraph" style:parent-style-name="Table_20_Contents">
      <style:paragraph-properties fo:margin-left="1.27cm" fo:margin-right="0cm" fo:text-align="center" style:justify-single-word="false" fo:text-indent="0cm" style:auto-text-indent="false"/>
      <style:text-properties style:font-name="Open Sans" fo:font-size="18pt" officeooo:rsid="01159e59" officeooo:paragraph-rsid="01159e59" style:font-size-asian="18pt" style:font-size-complex="18pt"/>
    </style:style>
    <style:style style:name="P11" style:family="paragraph" style:parent-style-name="Table_20_Contents">
      <style:paragraph-properties fo:text-align="center" style:justify-single-word="false"/>
      <style:text-properties style:font-name="Open Sans" fo:font-size="7pt" fo:font-weight="bold" officeooo:rsid="01159e59" officeooo:paragraph-rsid="01159e59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Open Sans" fo:font-size="7pt" fo:font-weight="normal" officeooo:rsid="01159e59" officeooo:paragraph-rsid="01159e59" style:font-size-asian="7pt" style:font-weight-asian="normal" style:font-size-complex="7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Open Sans" fo:font-size="2pt" officeooo:paragraph-rsid="01159e59" style:font-size-asian="2pt" style:font-size-complex="2pt"/>
    </style:style>
    <style:style style:name="P14" style:family="paragraph" style:parent-style-name="Standard">
      <style:paragraph-properties fo:text-align="center" style:justify-single-word="false"/>
      <style:text-properties style:font-name="Open Sans" fo:font-size="2pt" officeooo:paragraph-rsid="00de473c" style:font-size-asian="2pt" style:font-size-complex="2pt"/>
    </style:style>
    <style:style style:name="P15" style:family="paragraph" style:parent-style-name="Standard">
      <style:paragraph-properties fo:text-align="start" style:justify-single-word="false"/>
      <style:text-properties style:font-name="Open Sans" fo:font-size="2pt" officeooo:paragraph-rsid="00de473c" style:font-size-asian="1.75pt" style:font-size-complex="2pt"/>
    </style:style>
    <style:style style:name="P16" style:family="paragraph" style:parent-style-name="Standard">
      <style:paragraph-properties fo:text-align="start" style:justify-single-word="false"/>
      <style:text-properties style:font-name="Open Sans" fo:font-size="2pt" officeooo:paragraph-rsid="01112373" style:font-size-asian="1.75pt" style:font-size-complex="2pt"/>
    </style:style>
    <style:style style:name="P17" style:family="paragraph" style:parent-style-name="Standard">
      <style:paragraph-properties fo:text-align="center" style:justify-single-word="false"/>
      <style:text-properties officeooo:paragraph-rsid="00de473c"/>
    </style:style>
    <style:style style:name="P18" style:family="paragraph" style:parent-style-name="Standard">
      <style:paragraph-properties fo:text-align="center" style:justify-single-word="false"/>
      <style:text-properties officeooo:paragraph-rsid="012115a8"/>
    </style:style>
    <style:style style:name="P19" style:family="paragraph" style:parent-style-name="Standard">
      <style:text-properties officeooo:paragraph-rsid="012115a8"/>
    </style:style>
    <style:style style:name="P20" style:family="paragraph" style:parent-style-name="Standard">
      <style:paragraph-properties fo:text-align="center" style:justify-single-word="false" fo:break-before="page"/>
      <style:text-properties officeooo:paragraph-rsid="00de473c"/>
    </style:style>
    <style:style style:name="P21" style:family="paragraph" style:parent-style-name="Table_20_Contents">
      <style:paragraph-properties fo:margin-left="1.27cm" fo:margin-right="0cm" fo:text-align="start" style:justify-single-word="false" fo:text-indent="0cm" style:auto-text-indent="false"/>
      <style:text-properties style:font-name="Open Sans" fo:font-size="5pt" officeooo:rsid="010b556e" officeooo:paragraph-rsid="010b556e" style:font-size-asian="5pt" style:font-size-complex="5pt"/>
    </style:style>
    <style:style style:name="P22" style:family="paragraph" style:parent-style-name="Table_20_Contents">
      <style:paragraph-properties fo:margin-left="1.27cm" fo:margin-right="0cm" fo:text-align="center" style:justify-single-word="false" fo:text-indent="0cm" style:auto-text-indent="false"/>
      <style:text-properties style:font-name="Open Sans" fo:font-size="18pt" officeooo:rsid="012115a8" officeooo:paragraph-rsid="012115a8" style:font-size-asian="18pt" style:font-size-complex="18pt"/>
    </style:style>
    <style:style style:name="P23" style:family="paragraph" style:parent-style-name="Table_20_Contents">
      <style:paragraph-properties fo:text-align="center" style:justify-single-word="false"/>
      <style:text-properties style:font-name="Open Sans" fo:font-size="5pt" officeooo:rsid="010b556e" officeooo:paragraph-rsid="010b556e" style:font-size-asian="5pt" style:font-size-complex="5pt"/>
    </style:style>
    <style:style style:name="P24" style:family="paragraph" style:parent-style-name="Table_20_Contents">
      <style:paragraph-properties fo:text-align="center" style:justify-single-word="false"/>
      <style:text-properties style:font-name="Open Sans" fo:font-size="6pt" officeooo:rsid="0112791e" officeooo:paragraph-rsid="0112791e" style:font-size-asian="6pt" style:font-size-complex="6pt"/>
    </style:style>
    <style:style style:name="P25" style:family="paragraph" style:parent-style-name="Table_20_Contents">
      <style:paragraph-properties fo:text-align="center" style:justify-single-word="false"/>
      <style:text-properties style:font-name="Open Sans" fo:font-size="7pt" fo:font-weight="bold" officeooo:rsid="01159e59" officeooo:paragraph-rsid="012115a8" style:font-size-asian="7pt" style:font-weight-asian="bold" style:font-size-complex="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Open Sans" fo:font-size="7pt" fo:font-weight="normal" officeooo:rsid="01159e59" officeooo:paragraph-rsid="012115a8" style:font-size-asian="7pt" style:font-weight-asian="normal" style:font-size-complex="7pt" style:font-weight-complex="normal"/>
    </style:style>
    <style:style style:name="P2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Open Sans" fo:font-size="6pt" officeooo:rsid="01112373" officeooo:paragraph-rsid="01112373" style:font-size-asian="6pt" style:font-size-complex="6pt"/>
    </style:style>
    <style:style style:name="P28" style:family="paragraph" style:parent-style-name="Table_20_Heading">
      <style:paragraph-properties fo:text-align="start" style:justify-single-word="false"/>
      <style:text-properties style:font-name="Open Sans" fo:font-size="6pt" officeooo:rsid="010a1606" officeooo:paragraph-rsid="010a1606" style:font-size-asian="6pt" style:font-size-complex="6pt"/>
    </style:style>
    <style:style style:name="T1" style:family="text">
      <style:text-properties officeooo:rsid="00a264a7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[DOCUMENT_NAME]</text:p>
      <text:p text:style-name="P7"><draw:frame draw:style-name="fr1" draw:name="Cadre1" text:anchor-type="paragraph" svg:x="0.004cm" svg:y="0.254cm" svg:width="18.976cm" draw:z-index="4"><draw:text-box fo:min-height="1.392cm"><text:p text:style-name="P9">Filtres</text:p><text:p text:style-name="P6">[DATA_FILTERS]</text:p></draw:text-box></draw:frame></text:p>
      <table:table table:name="Tableau3" table:style-name="Tableau3">
        <table:table-column table:style-name="Tableau3.A"/>
        <table:table-column table:style-name="Tableau3.B" table:number-columns-repeated="5"/>
        <table:table-column table:style-name="Tableau3.G"/>
        <table:table-row>
          <table:table-cell table:style-name="Tableau3.A1" table:number-rows-spanned="2" office:value-type="string">
            <text:p text:style-name="P10">ACTIF</text:p>
          </table:table-cell>
          <table:table-cell table:style-name="Tableau3.A1" table:number-columns-spanned="3" office:value-type="string">
            <text:p text:style-name="P11">[N]</text:p>
          </table:table-cell>
          <table:covered-table-cell/>
          <table:covered-table-cell/>
          <table:table-cell table:style-name="Tableau3.E1" table:number-columns-spanned="3" office:value-type="string">
            <text:p text:style-name="P11">[N_1]</text:p>
          </table:table-cell>
          <table:covered-table-cell/>
          <table:covered-table-cell/>
        </table:table-row>
        <table:table-row>
          <table:covered-table-cell/>
          <table:table-cell table:style-name="Tableau3.B2" office:value-type="string">
            <text:p text:style-name="P12">Brut</text:p>
          </table:table-cell>
          <table:table-cell table:style-name="Tableau3.C2" office:value-type="string">
            <text:p text:style-name="P12">Dépréciations</text:p>
          </table:table-cell>
          <table:table-cell table:style-name="Tableau3.D2" office:value-type="string">
            <text:p text:style-name="P12">Net</text:p>
          </table:table-cell>
          <table:table-cell table:style-name="Tableau3.E2" office:value-type="string">
            <text:p text:style-name="P12">Brut</text:p>
          </table:table-cell>
          <table:table-cell table:style-name="Tableau3.F2" office:value-type="string">
            <text:p text:style-name="P12">Dépréciations</text:p>
          </table:table-cell>
          <table:table-cell table:style-name="Tableau3.G2" office:value-type="string">
            <text:p text:style-name="P12">Net</text:p>
          </table:table-cell>
        </table:table-row>
      </table:table>
      <text:p text:style-name="P13"/>
      <text:section text:style-name="Sect1" text:name="Section1">
        <text:p text:style-name="P14"/>
        <table:table table:name="Tableau1" table:style-name="Tableau1">
          <table:table-column table:style-name="Tableau1.A"/>
          <table:table-column table:style-name="Tableau1.B" table:number-columns-repeated="5"/>
          <table:table-column table:style-name="Tableau1.G"/>
          <table:table-row>
            <table:table-cell table:style-name="Tableau1.A1" table:number-columns-spanned="7" office:value-type="string">
              <text:p text:style-name="P28">[GROUP_NAME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au1.A2" office:value-type="string">
              <text:p text:style-name="P21">[NAME]</text:p>
            </table:table-cell>
            <table:table-cell table:style-name="Tableau1.A2" office:value-type="string">
              <text:p text:style-name="P23">[CURRENT_RAW_VALUE]</text:p>
            </table:table-cell>
            <table:table-cell table:style-name="Tableau1.A2" office:value-type="string">
              <text:p text:style-name="P23">[CURRENT_VARIATIONS]</text:p>
            </table:table-cell>
            <table:table-cell table:style-name="Tableau1.A2" office:value-type="string">
              <text:p text:style-name="P23">[CURRENT_NET_VALUE]</text:p>
            </table:table-cell>
            <table:table-cell table:style-name="Tableau1.A2" office:value-type="string">
              <text:p text:style-name="P23">[PREVIOUS_RAW_VALUE]</text:p>
            </table:table-cell>
            <table:table-cell table:style-name="Tableau1.A2" office:value-type="string">
              <text:p text:style-name="P23">[PREVIOUS_VARIATIONS]</text:p>
            </table:table-cell>
            <table:table-cell table:style-name="Tableau1.G2" office:value-type="string">
              <text:p text:style-name="P23">[PREVIOUS_NET_VALUE]</text:p>
            </table:table-cell>
          </table:table-row>
        </table:table>
        <text:p text:style-name="P15"/>
        <table:table table:name="Tableau2" table:style-name="Tableau2">
          <table:table-column table:style-name="Tableau2.A"/>
          <table:table-column table:style-name="Tableau2.B" table:number-columns-repeated="5"/>
          <table:table-column table:style-name="Tableau2.G"/>
          <table:table-row table:style-name="Tableau2.1">
            <table:table-cell table:style-name="Tableau2.A1" office:value-type="string">
              <text:p text:style-name="P27">[SUM_NAME]</text:p>
            </table:table-cell>
            <table:table-cell table:style-name="Tableau2.A1" office:value-type="string">
              <text:p text:style-name="P24">[C_R_TOTAL]</text:p>
            </table:table-cell>
            <table:table-cell table:style-name="Tableau2.A1" office:value-type="string">
              <text:p text:style-name="P24">[C_V_TOTAL]</text:p>
            </table:table-cell>
            <table:table-cell table:style-name="Tableau2.A1" office:value-type="string">
              <text:p text:style-name="P24">[C_N_TOTAL]</text:p>
            </table:table-cell>
            <table:table-cell table:style-name="Tableau2.A1" office:value-type="string">
              <text:p text:style-name="P24">[P_R_TOTAL]</text:p>
            </table:table-cell>
            <table:table-cell table:style-name="Tableau2.A1" office:value-type="string">
              <text:p text:style-name="P24">[P_V_TOTAL]</text:p>
            </table:table-cell>
            <table:table-cell table:style-name="Tableau2.A1" office:value-type="string">
              <text:p text:style-name="P24">[P_N_TOTAL]</text:p>
            </table:table-cell>
          </table:table-row>
        </table:table>
        <text:p text:style-name="P16"/>
      </text:section>
      <text:p text:style-name="P17"/>
      <text:p text:style-name="P17"/>
      <text:p text:style-name="P20"/>
      <table:table table:name="Tableau4" table:style-name="Tableau4">
        <table:table-column table:style-name="Tableau4.A"/>
        <table:table-column table:style-name="Tableau4.B" table:number-columns-repeated="5"/>
        <table:table-column table:style-name="Tableau4.G"/>
        <table:table-row>
          <table:table-cell table:style-name="Tableau4.A1" table:number-rows-spanned="2" office:value-type="string">
            <text:p text:style-name="P22">PASSIF</text:p>
          </table:table-cell>
          <table:table-cell table:style-name="Tableau4.A1" table:number-columns-spanned="3" office:value-type="string">
            <text:p text:style-name="P25">[N]</text:p>
          </table:table-cell>
          <table:covered-table-cell/>
          <table:covered-table-cell/>
          <table:table-cell table:style-name="Tableau4.E1" table:number-columns-spanned="3" office:value-type="string">
            <text:p text:style-name="P25">[N_1]</text:p>
          </table:table-cell>
          <table:covered-table-cell/>
          <table:covered-table-cell/>
        </table:table-row>
        <table:table-row>
          <table:covered-table-cell/>
          <table:table-cell table:style-name="Tableau4.B2" office:value-type="string">
            <text:p text:style-name="P26"/>
          </table:table-cell>
          <table:table-cell table:style-name="Tableau4.C2" office:value-type="string">
            <text:p text:style-name="P26"/>
          </table:table-cell>
          <table:table-cell table:style-name="Tableau4.D2" office:value-type="string">
            <text:p text:style-name="P26"/>
          </table:table-cell>
          <table:table-cell table:style-name="Tableau4.E2" office:value-type="string">
            <text:p text:style-name="P26"/>
          </table:table-cell>
          <table:table-cell table:style-name="Tableau4.F2" office:value-type="string">
            <text:p text:style-name="P26"/>
          </table:table-cell>
          <table:table-cell table:style-name="Tableau4.G2" office:value-type="string">
            <text:p text:style-name="P26"/>
          </table:table-cell>
        </table:table-row>
      </table:table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6.815cm" style:rel-column-width="57997*"/>
    </style:style>
    <style:style style:name="Table1.B" style:family="table-column">
      <style:table-column-properties style:column-width="2.185cm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dce9c1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dce9c1"/>
    </style:style>
    <style:style style:name="MT1" style:family="text">
      <style:text-properties officeooo:rsid="00a264a7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1"><draw:image xlink:href="Pictures/1000020100000AE200000BB8B8584A8C89E1E6CF.png" xlink:type="simple" xlink:show="embed" xlink:actuate="onLoad" loext:mime-type="image/png"/></draw:frame><draw:frame draw:style-name="Mfr1" draw:name="Image2" text:anchor-type="paragraph" svg:x="18.297cm" svg:y="-0.03cm" svg:width="0.753cm" svg:height="0.753cm" draw:z-index="3"><draw:image xlink:href="Pictures/10000201000001E0000001E0120C30813F677339.png" xlink:type="simple" xlink:show="embed" xlink:actuate="onLoad" loext:mime-type="image/png"/></draw:frame><text:tab/>Comptabilité</text:p>
        <text:p text:style-name="MP1"><text:tab/><text:span text:style-name="MT1">Période [PERIOD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/>
              <text:p text:style-name="MP4"><text:span text:style-name="MT4">Page </text:span><text:span text:style-name="MT4"><text:page-number text:select-page="current">0</text:page-number></text:span><text:span text:style-name="MT4"><text:s/>/ </text:span><text:span text:style-name="MT4"><text:page-count>2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8-12-20T14:53:07.229545629</dc:date>
    <meta:editing-duration>PT9H29M55S</meta:editing-duration>
    <meta:editing-cycles>197</meta:editing-cycles>
    <meta:generator>LibreOffice/6.0.7.3$Linux_X86_64 LibreOffice_project/00m0$Build-3</meta:generator>
    <meta:document-statistic meta:table-count="5" meta:image-count="2" meta:object-count="0" meta:page-count="2" meta:paragraph-count="35" meta:word-count="45" meta:character-count="420" meta:non-whitespace-character-count="408"/>
  </office:meta>
</office:document-meta>
</file>